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text-underline-style="solid" style:text-underline-width="auto" style:text-underline-color="font-color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style:font-name-asian="Comic Sans MS"/>
    </style:style>
    <style:style style:name="T6" style:family="text">
      <style:text-properties fo:letter-spacing="-0.21m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<text:tab/>ΑΙΤΗΣΗ<text:tab/><text:tab/><text:tab/></text:p>
      <text:p text:style-name="P1"/>
      <text:p text:style-name="P1">Αναπληρωτή-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...............................................................</text:p>
      <text:p text:style-name="P2">Κλάδος……………………………………………………………........</text:p>
      <text:p text:style-name="Standard"><text:span text:style-name="T1">Σχολεία <text:s/>που υπηρετώ ..........................................</text:span>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5">………………………………………………………………………………</text:span>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ΘΕΜΑ: Χορήγηση </text:span><text:span text:style-name="T2">αναρρωτικής</text:span><text:span text:style-name="T1"> άδειας</text:span></text:p>
      <text:p text:style-name="P6"><text:span text:style-name="T5"><text:s text:c="2"/></text:span>(για αναπληρωτές)</text:p>
      <text:p text:style-name="P1"/>
      <text:p text:style-name="P2"/>
      <text:p text:style-name="P2"><text:soft-page-break/>1.Χορηγηθείσα αναρρωτική άδεια τρέχοντος διδακτικού<text:tab/> έτους:</text:p>
      <text:p text:style-name="P2"><text:span text:style-name="T5">…………………………………………………………………</text:span>ημέρ……..</text:p>
      <text:p text:style-name="P2"/>
      <text:p text:style-name="P2"/>
      <text:p text:style-name="P2"/>
      <text:p text:style-name="P2"/>
      <text:p text:style-name="P2"/>
      <text:p text:style-name="P2"/>
      <text:p text:style-name="P4">ΣΗΜΕΙΩΣΗ:</text:p>
      <text:p text:style-name="Standard"><text:span text:style-name="T1">ΕΝΗΜΕΡΩΝΩ ΤΗΝ ΜΙΣΘΟΔΟΣΙΑ ΑΠΟ ΤΗΝ ΠΡΩΤΗ ΗΜΕΡΑ ΑΣΘΕΝΕΙΑΣ ΣΤΟ ΤΗΛ. 2810-333730 ή 2810-333774</text:span></text:p>
      <text:p text:style-name="P2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Standard"><text:span text:style-name="T1">(Δια του κ. Δ/ντή του………………………………………….</text:span></text:p>
      <text:p text:style-name="P2"><text:span text:style-name="T5">………………………………………………………………………………</text:span>.)</text:p>
      <text:p text:style-name="P2"/>
      <text:p text:style-name="P2"/>
      <text:p text:style-name="P2"/>
      <text:p text:style-name="P2"/>
      <text:p text:style-name="P5"><text:span text:style-name="T1">Παρακαλώ να μου χορηγήσετε </text:span><text:span text:style-name="T2">αναρρωτική</text:span><text:span text:style-name="T4"> </text:span><text:span text:style-name="T1">άδεια βάσει των άρθρων 657 &amp; 658 του Α.Κ. και του Ν.4210 / 2013(ΦΕΚ 254 / τ. Α / 21-11-2013)</text:span><text:span text:style-name="T6"> </text:span><text:span text:style-name="T1"><text:s/>…………. ημερ……… από………………………………..μέχρι……………………………..διότι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"><text:soft-page-break/></text:p>
      <text:p text:style-name="P2"/>
      <text:p text:style-name="P2">Μαζί υποβάλλω και:</text:p>
      <text:p text:style-name="P2"/>
      <text:p text:style-name="P2">α) Γνωμάτευση <text:s/>ιατρού από το <text:s/>Ι.Κ.Α.</text:p>
      <text:p text:style-name="P2"/>
      <text:p text:style-name="P2">β)’Ένταλμα πληρωμής από το <text:s/>Ι.Κ.Α.</text:p>
      <text:p text:style-name="P2"/>
      <text:p text:style-name="P2"/>
      <text:p text:style-name="P2"/>
      <text:p text:style-name="P2"/>
      <text:p text:style-name="P2"/>
      <text:p text:style-name="P2"><text:span text:style-name="T5"><text:s text:c="17"/></text:span>Ημερομηνία:…………………………………</text:p>
      <text:p text:style-name="P2"/>
      <text:p text:style-name="P2"/>
      <text:p text:style-name="P7"><text:span text:style-name="T5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1g2</dc:creator>
    <dc:date>2016-11-01T12:44:00</dc:date>
    <meta:print-date>2016-10-20T09:55:00</meta:print-date>
    <meta:editing-cycles>3</meta:editing-cycles>
    <meta:editing-duration>PT6M</meta:editing-duration>
    <meta:document-statistic meta:table-count="0" meta:image-count="0" meta:object-count="0" meta:page-count="3" meta:paragraph-count="28" meta:word-count="100" meta:character-count="1231" meta:non-whitespace-character-count="1124"/>
    <meta:generator>LibreOffice/5.2.7.2$Linux_X86_64 LibreOffice_project/20m0$Build-2</meta:generator>
  </office:meta>
</office:document-meta>
</file>